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7.278541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Term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1">
            <text:p>{{appName}} je digilatni pomoćnik Malteških vitezova. Ovde ćete naći lokalne informacije, termina i savetovanje iz vaše ustanove. Uvek aktuelno i na vašem jeziku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Term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r Termin wurde leider nicht gefunden.</text:p>
          </table:table-cell>
          <table:table-cell office:value-type="string" table:style-name="ce1">
            <text:p>Ovaj termin nažalost nije pronađe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Terminen</text:p>
          </table:table-cell>
          <table:table-cell office:value-type="string" table:style-name="ce1">
            <text:p>Na term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Term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Termine.</text:p>
          </table:table-cell>
          <table:table-cell office:value-type="string" table:style-name="ce1">
            <text:p>Trenutno nema termin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s Termins "{{event}}"</text:p>
          </table:table-cell>
          <table:table-cell office:value-type="string" table:style-name="ce1">
            <text:p>Sadržaj termina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Helfer von den Maltesern</text:p>
          </table:table-cell>
          <table:table-cell office:value-type="string" table:style-name="ce1">
            <text:p>{{appName}} je digilatni pomoćnik Malteških vitezo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Term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Termine und Veranstaltungen</text:p>
          </table:table-cell>
          <table:table-cell office:value-type="string" table:style-name="ce1">
            <text:p>Aktuelni termini i manifest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Term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Termine</text:p>
          </table:table-cell>
          <table:table-cell office:value-type="string" table:style-name="ce1">
            <text:p>Nema termina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Izet Kuljanović</dc:creator>
    <dc:date>2020-08-11T14:24:11Z</dc:date>
  </office:meta>
</office:document-meta>
</file>